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necraft Evenings" svg:font-family="'Minecraft Evenings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339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8335in"/>
    </style:style>
    <style:style style:name="ro1" style:family="table-row">
      <style:table-row-properties style:row-height="0.601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inecraft Evenings"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7" table:default-cell-style-name="Default"/>
        <table:table-column table:style-name="co1"/>
        <table:table-row table:style-name="ro1">
          <table:table-cell table:style-name="ce1" office:value-type="string" calcext:value-type="string">
            <text:p>Create Dynamics Modpack</text:p>
          </table:table-cell>
          <table:table-cell table:number-columns-repeated="5"/>
          <table:table-cell table:style-name="ce3" table:number-columns-repeated="16378"/>
        </table:table-row>
        <table:table-row table:style-name="ro2">
          <table:table-cell table:number-columns-repeated="16383"/>
          <table:table-cell table:style-name="Default"/>
        </table:table-row>
        <table:table-row table:style-name="ro3">
          <table:table-cell table:style-name="ce2"/>
          <table:table-cell table:style-name="ce2" office:value-type="string" calcext:value-type="string">
            <text:p>Mod</text:p>
          </table:table-cell>
          <table:table-cell table:style-name="ce2"/>
          <table:table-cell table:style-name="ce2" office:value-type="string" calcext:value-type="string">
            <text:p>Type</text:p>
          </table:table-cell>
          <table:table-cell table:style-name="ce2"/>
          <table:table-cell table:style-name="ce2" office:value-type="string" calcext:value-type="string">
            <text:p>Creator</text:p>
          </table:table-cell>
          <table:table-cell table:style-name="ce2" table:number-columns-repeated="16378"/>
        </table:table-row>
        <table:table-row table:style-name="ro2">
          <table:table-cell table:number-columns-repeated="16383"/>
          <table:table-cell table:style-name="Default"/>
        </table:table-row>
        <table:table-row table:style-name="ro2">
          <table:table-cell/>
          <table:table-cell office:value-type="string" calcext:value-type="string">
            <text:p>AE Additions – ExtraCells2 Fork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MasterYodAT9G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EInfinityBooster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hexptiondev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pplied Cooking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ItsSebastrn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pplied Energistics 2 Wireless Terminals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Mari_023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harging Gadgets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Direwolf20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reate : Misc &amp; Things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to0pa_f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reate Crafts &amp; Additions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MRHmin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reate Enchantment Industry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dragons_plus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reate: Extended Flywheels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rabbitminers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Dave’s Building Extended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Medic_Main_Dav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Ex Nihilo: Sequentia – AE2 Addon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NovaMachina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ntegrated Crafting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kroes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ntegrated NBT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scleox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ntegrated Terminals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kroes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ntegrated Tunnels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kroes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ME Requester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DamnRelentless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Ordinary Crook (Fabric/Forge)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pitan76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onder for KubeJS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Lytho_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Quests Additions (Forge)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NaturaSpell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RFTools Builder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McJty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RFTools Control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McJty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RFTools Power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McJty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RFTools Storage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McJty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RFTools Utility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McJty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Waystone Towers</text:p>
          </table:table-cell>
          <table:table-cell/>
          <table:table-cell office:value-type="string" calcext:value-type="string">
            <text:p>Addon</text:p>
          </table:table-cell>
          <table:table-cell/>
          <table:table-cell office:value-type="string" calcext:value-type="string">
            <text:p>ner07ca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rchitectury API (Fabric/Forge)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shedaniel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utoRegLib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Vazkii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Balm (Forge Edition)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BlayTheNinth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Bookshelf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DarkhaxDev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aelus API (Forge)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TheIllusiveC4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itadel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sbom_xela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loth Config API (Fabric/Forge)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shedaniel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odeChicken Lib 1.8.+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covers1624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ollective (Forge)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Serilum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urios API (Forge)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TheIllusiveC4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yclops Core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kroes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TB Library (Forge)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FTB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Hammer Lib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Zeitheron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nzhefop’s Core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inzhefop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tem Filters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LatvianModd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Konkrete (Forge)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Keksuccin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Kotlin for Forge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thedarkcolou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McJtyLib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McJty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MCPitanLibarch (Fabric/Forge)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pitan76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Moonlight Lib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MehVahdJukaa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atchouli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Vazkii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lacebo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Shadows_of_Fir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olyLib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Official_CreeperHost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uzzles Lib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Fuzs_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Rhino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LatvianModd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uperMartijn642’s Config Lib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SuperMartijn642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uperMartijn642’s Core Lib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SuperMartijn642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Terra Blender (Forge)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TheAdubbz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Titanium</text:p>
          </table:table-cell>
          <table:table-cell/>
          <table:table-cell office:value-type="string" calcext:value-type="string">
            <text:p>API/Lib</text:p>
          </table:table-cell>
          <table:table-cell/>
          <table:table-cell office:value-type="string" calcext:value-type="string">
            <text:p>Buuz135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lex’s Mobs</text:p>
          </table:table-cell>
          <table:table-cell/>
          <table:table-cell office:value-type="string" calcext:value-type="string">
            <text:p>Exploration</text:p>
          </table:table-cell>
          <table:table-cell/>
          <table:table-cell office:value-type="string" calcext:value-type="string">
            <text:p>sbom_xela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Biomes O’ Plenty</text:p>
          </table:table-cell>
          <table:table-cell/>
          <table:table-cell office:value-type="string" calcext:value-type="string">
            <text:p>Exploration</text:p>
          </table:table-cell>
          <table:table-cell/>
          <table:table-cell office:value-type="string" calcext:value-type="string">
            <text:p>Forstrid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ampsite Structures</text:p>
          </table:table-cell>
          <table:table-cell/>
          <table:table-cell office:value-type="string" calcext:value-type="string">
            <text:p>Exploration</text:p>
          </table:table-cell>
          <table:table-cell/>
          <table:table-cell office:value-type="string" calcext:value-type="string">
            <text:p>ner07ca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Dimensional Dungeons</text:p>
          </table:table-cell>
          <table:table-cell/>
          <table:table-cell office:value-type="string" calcext:value-type="string">
            <text:p>Exploration</text:p>
          </table:table-cell>
          <table:table-cell/>
          <table:table-cell office:value-type="string" calcext:value-type="string">
            <text:p>Catastrophe573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mmersive structures</text:p>
          </table:table-cell>
          <table:table-cell/>
          <table:table-cell office:value-type="string" calcext:value-type="string">
            <text:p>Exploration</text:p>
          </table:table-cell>
          <table:table-cell/>
          <table:table-cell office:value-type="string" calcext:value-type="string">
            <text:p>ChoiceTheorem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ntegrated Dungeons and Structures</text:p>
          </table:table-cell>
          <table:table-cell/>
          <table:table-cell office:value-type="string" calcext:value-type="string">
            <text:p>Exploration</text:p>
          </table:table-cell>
          <table:table-cell/>
          <table:table-cell office:value-type="string" calcext:value-type="string">
            <text:p>CraisinLord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JourneyMap</text:p>
          </table:table-cell>
          <table:table-cell/>
          <table:table-cell office:value-type="string" calcext:value-type="string">
            <text:p>Exploration</text:p>
          </table:table-cell>
          <table:table-cell/>
          <table:table-cell office:value-type="string" calcext:value-type="string">
            <text:p>techbrew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Road Less Traveled</text:p>
          </table:table-cell>
          <table:table-cell/>
          <table:table-cell office:value-type="string" calcext:value-type="string">
            <text:p>Exploration</text:p>
          </table:table-cell>
          <table:table-cell/>
          <table:table-cell office:value-type="string" calcext:value-type="string">
            <text:p>NerdCraftDev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talwart Dungeons</text:p>
          </table:table-cell>
          <table:table-cell/>
          <table:table-cell office:value-type="string" calcext:value-type="string">
            <text:p>Exploration</text:p>
          </table:table-cell>
          <table:table-cell/>
          <table:table-cell office:value-type="string" calcext:value-type="string">
            <text:p>Furti_Tw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Waystones</text:p>
          </table:table-cell>
          <table:table-cell/>
          <table:table-cell office:value-type="string" calcext:value-type="string">
            <text:p>Exploration</text:p>
          </table:table-cell>
          <table:table-cell/>
          <table:table-cell office:value-type="string" calcext:value-type="string">
            <text:p>BlayTheNinth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ancyMenu (Forge)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Keksuccin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TB Quests (Forge)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FTB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Just Enough Immersive Multiblocks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Aronson_1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Just Enough Items (JEI)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mezz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Just Enough Resources (JER)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way2muchnois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Runelic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DarkhaxDev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Tips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DarkhaxDev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Tool Stats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DarkhaxDev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reate</text:p>
          </table:table-cell>
          <table:table-cell/>
          <table:table-cell office:value-type="string" calcext:value-type="string">
            <text:p>Main Content</text:p>
          </table:table-cell>
          <table:table-cell/>
          <table:table-cell office:value-type="string" calcext:value-type="string">
            <text:p>simibubi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ntegrated Dynamics</text:p>
          </table:table-cell>
          <table:table-cell/>
          <table:table-cell office:value-type="string" calcext:value-type="string">
            <text:p>Main Content</text:p>
          </table:table-cell>
          <table:table-cell/>
          <table:table-cell office:value-type="string" calcext:value-type="string">
            <text:p>kroes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potheosi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Shadows_of_Fir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ompact Machine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davenonymous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ooking for Blockhead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BlayTheNinth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Dank Storage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tfarecnim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Dark Utilitie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DarkhaxDev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Ender Crop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DrManganes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Ender Storage 1.8.+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covers1624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armer’s Delight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vectorwing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Global Pack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JTK222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GoProne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Alpvax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GraveStone Mod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henkelmax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mmersive Engineering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BluSunriz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ndustrial Foregoing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Buuz135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ron Furnaces [FORGE]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XenoMustach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LaserIO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Direwolf20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Macaw’s Bridge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sketch_macaw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Macaw’s Door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sketch_macaw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Macaw’s Fences and Wall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sketch_macaw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Macaw’s Roof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sketch_macaw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Macaw’s Trapdoor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sketch_macaw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Macaw’s Lights and Lamp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sketch_macaw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Macaw’s Fences – Biomes O’ Plenty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sketch_macaw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Macaw’s Bridges – Biomes O’ Plenty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sketch_macaw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Macaw’s Roofs – Biomes O’ Plenty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sketch_macaw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Mob Catcher [FABRIC/FORGE]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kwpugh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Mob Grinding Util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vadis365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More&amp;Better Tool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retroad1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Nature’s Compas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Chaosy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OpenBlocks Elevator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vsngarcia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araglider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Tictim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ig Pen Cipher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DarkhaxDev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ipez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henkelmax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ortable Table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thatguynamedalpha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retty Pipe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Ellpeck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Quark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Vazkii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Re-chiseled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SuperMartijn642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RFTools Base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McJty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imply Backpack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Flanks255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imply Light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Flanks255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pades!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Marwinekk256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uperior Hammers!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Marwinekk256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upplementarie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MehVahdJukaa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Time in a bottle standalone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haoict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Trading Post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Fuzs_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Trash Cans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SuperMartijn642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Vacuum Chest</text:p>
          </table:table-cell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inzhefop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KubeJS</text:p>
          </table:table-cell>
          <table:table-cell/>
          <table:table-cell office:value-type="string" calcext:value-type="string">
            <text:p>Modpack Development</text:p>
          </table:table-cell>
          <table:table-cell/>
          <table:table-cell office:value-type="string" calcext:value-type="string">
            <text:p>LatvianModd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anoramica [Forge]</text:p>
          </table:table-cell>
          <table:table-cell/>
          <table:table-cell office:value-type="string" calcext:value-type="string">
            <text:p>Modpack Development</text:p>
          </table:table-cell>
          <table:table-cell/>
          <table:table-cell office:value-type="string" calcext:value-type="string">
            <text:p>Keksuccin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lux Networks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sonar_sonic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owah! (Rearchitected)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thetechnici4n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olar Flux Reborn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Zeitheron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I Improvements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QueenOfMissiles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ngel Block Renewed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LaidBackSloth42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ngel Ring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DenisMasterHerobrin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ppleSkin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squeek502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ttributeFix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DarkhaxDev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Bad Wither No Cookie – Reloaded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Kreezxil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Better Spawner Control (Forge)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Serilum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Building Gadgets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Direwolf20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atalogue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MrCrayfish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lumps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Jaredlll08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omforts (Forge)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TheIllusiveC4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ommon Capabilities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kroes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onfigured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MrCrayfish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ontrolling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Jaredlll08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Dark Mode Everywhere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Buuz135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Elytra Slot (Forge)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TheIllusiveC4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Enchantment Descriptions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DarkhaxDev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Extreme sound muffler (Forge)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LeoBeliik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ast Leaf Decay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olafskiii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astFurnace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Shadows_of_Fir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TB Backups 2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FTB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TB Chunks (Forge)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FTB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TB Essentials (Forge)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FTB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TB Pack Companion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FTB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TB Teams (Forge)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FTB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TB Ultimine (Forge)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FTB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nventory Sorter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cpw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Just Another Rotten Flesh to Leather Mod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alexdaum1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KleeSlabs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BlayTheNinth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Light Overlay (Rift/Forge/Fabric)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shedaniel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Lootr (Forge)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Noobanidus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More Dragon Eggs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Darker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Mouse Tweaks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YaLT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NetherPortalFix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BlayTheNinth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ick Up Notifier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Fuzs_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Reap Mod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henkelmax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quat Grow (Shift / Twerk to grow plants)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Gaz_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tarter Kit (Forge)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Serilum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The One Probe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McJty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TrashSlot</text:p>
          </table:table-cell>
          <table:table-cell/>
          <table:table-cell office:value-type="string" calcext:value-type="string">
            <text:p>QoL</text:p>
          </table:table-cell>
          <table:table-cell/>
          <table:table-cell office:value-type="string" calcext:value-type="string">
            <text:p>BlayTheNinth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Botany Pots</text:p>
          </table:table-cell>
          <table:table-cell/>
          <table:table-cell office:value-type="string" calcext:value-type="string">
            <text:p>Resource Gen</text:p>
          </table:table-cell>
          <table:table-cell/>
          <table:table-cell office:value-type="string" calcext:value-type="string">
            <text:p>DarkhaxDev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obbleForDays</text:p>
          </table:table-cell>
          <table:table-cell/>
          <table:table-cell office:value-type="string" calcext:value-type="string">
            <text:p>Resource Gen</text:p>
          </table:table-cell>
          <table:table-cell/>
          <table:table-cell office:value-type="string" calcext:value-type="string">
            <text:p>LexManos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Ex Nihilo: Sequentia</text:p>
          </table:table-cell>
          <table:table-cell/>
          <table:table-cell office:value-type="string" calcext:value-type="string">
            <text:p>Resource Gen</text:p>
          </table:table-cell>
          <table:table-cell/>
          <table:table-cell office:value-type="string" calcext:value-type="string">
            <text:p>NovaMachina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Resource Chickens</text:p>
          </table:table-cell>
          <table:table-cell/>
          <table:table-cell office:value-type="string" calcext:value-type="string">
            <text:p>Resource Gen</text:p>
          </table:table-cell>
          <table:table-cell/>
          <table:table-cell office:value-type="string" calcext:value-type="string">
            <text:p>WallyWhip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Applied Energistics 2</text:p>
          </table:table-cell>
          <table:table-cell/>
          <table:table-cell office:value-type="string" calcext:value-type="string">
            <text:p>Storage/Automation</text:p>
          </table:table-cell>
          <table:table-cell/>
          <table:table-cell office:value-type="string" calcext:value-type="string">
            <text:p>AlgorithmX2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Functional Storage</text:p>
          </table:table-cell>
          <table:table-cell/>
          <table:table-cell office:value-type="string" calcext:value-type="string">
            <text:p>Storage/Automation</text:p>
          </table:table-cell>
          <table:table-cell/>
          <table:table-cell office:value-type="string" calcext:value-type="string">
            <text:p>Buuz135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Iron Chests</text:p>
          </table:table-cell>
          <table:table-cell/>
          <table:table-cell office:value-type="string" calcext:value-type="string">
            <text:p>Storage/Automation</text:p>
          </table:table-cell>
          <table:table-cell/>
          <table:table-cell office:value-type="string" calcext:value-type="string">
            <text:p>ProgWML6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Metal Barrels</text:p>
          </table:table-cell>
          <table:table-cell/>
          <table:table-cell office:value-type="string" calcext:value-type="string">
            <text:p>Storage/Automation</text:p>
          </table:table-cell>
          <table:table-cell/>
          <table:table-cell office:value-type="string" calcext:value-type="string">
            <text:p>tfarecnim</text:p>
          </table:table-cell>
          <table:table-cell table:number-columns-repeated="16377"/>
          <table:table-cell table:style-name="Default"/>
        </table:table-row>
        <table:table-row table:style-name="ro2">
          <table:table-cell/>
          <table:table-cell office:value-type="string" calcext:value-type="string">
            <text:p>Xnet</text:p>
          </table:table-cell>
          <table:table-cell/>
          <table:table-cell office:value-type="string" calcext:value-type="string">
            <text:p>Storage/Automation</text:p>
          </table:table-cell>
          <table:table-cell/>
          <table:table-cell office:value-type="string" calcext:value-type="string">
            <text:p>McJty</text:p>
          </table:table-cell>
          <table:table-cell table:number-columns-repeated="16377"/>
          <table:table-cell table:style-name="Default"/>
        </table:table-row>
      </table:table>
      <table:named-expressions/>
      <table:database-ranges>
        <table:database-range table:name="__Anonymous_Sheet_DB__0" table:target-range-address="Sheet1.B1:Sheet1.F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necraft Evenings" svg:font-family="'Minecraft Evening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08:43:20.857000000</meta:creation-date>
    <dc:date>2022-11-21T10:23:17.953000000</dc:date>
    <meta:editing-duration>PT1H29M33S</meta:editing-duration>
    <meta:editing-cycles>3</meta:editing-cycles>
    <meta:generator>LibreOffice/7.4.2.3$Windows_X86_64 LibreOffice_project/382eef1f22670f7f4118c8c2dd222ec7ad009daf</meta:generator>
    <meta:document-statistic meta:table-count="1" meta:cell-count="526" meta:object-count="0"/>
  </office:meta>
</office:document-meta>
</file>